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29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20.29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0.168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officeooo:paragraph-rsid="00528d9a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Calibri" fo:font-size="12pt" officeooo:rsid="0024fdd6" officeooo:paragraph-rsid="00535438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Calibri" fo:font-size="12pt" fo:font-weight="normal" officeooo:rsid="002001a4" officeooo:paragraph-rsid="005354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535438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2001a4" officeooo:paragraph-rsid="00535438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6e004" officeooo:paragraph-rsid="005d28e1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88936" officeooo:paragraph-rsid="005d28e1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normal" officeooo:rsid="0024fdd6" officeooo:paragraph-rsid="0053543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bold" officeooo:rsid="005ad934" officeooo:paragraph-rsid="005ad93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language="fr" fo:country="FR" style:text-underline-style="none" fo:font-weight="bold" officeooo:rsid="005b8dba" officeooo:paragraph-rsid="00528d9a" style:font-name-asian="SimSun" style:font-size-asian="12pt" style:language-asian="zh" style:country-asian="CN" style:font-weight-asian="bold" style:font-name-complex="Calibri1" style:font-size-complex="12pt" style:language-complex="ar" style:country-complex="SA" style:font-weight-complex="bold"/>
    </style:style>
    <style:style style:name="P11" style:family="paragraph" style:parent-style-name="Text_20_body" style:master-page-name="Standard">
      <style:paragraph-properties style:page-number="auto"/>
      <style:text-properties style:font-name="Calibri" officeooo:paragraph-rsid="00528d9a"/>
    </style:style>
    <style:style style:name="T1" style:family="text">
      <style:text-properties fo:color="#000000" loext:opacity="100%" fo:font-size="14pt" officeooo:rsid="002c0a20" style:font-size-asian="14pt" style:font-size-complex="14pt"/>
    </style:style>
    <style:style style:name="T2" style:family="text">
      <style:text-properties officeooo:rsid="001b927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01a4" style:font-weight-asian="bold" style:font-weight-complex="bold"/>
    </style:style>
    <style:style style:name="T7" style:family="text">
      <style:text-properties style:use-window-font-color="true" loext:opacity="0%" fo:language="fr" fo:country="FR" fo:font-weight="bold" officeooo:rsid="00535438" style:font-name-asian="SimSun" style:language-asian="zh" style:country-asian="CN" style:font-weight-asian="bold" style:font-name-complex="Calibri1" style:language-complex="ar" style:country-complex="SA" style:font-weight-complex="bold"/>
    </style:style>
    <style:style style:name="T8" style:family="text">
      <style:text-properties officeooo:rsid="002001a4"/>
    </style:style>
    <style:style style:name="T9" style:family="text">
      <style:text-properties officeooo:rsid="0059245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5cc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Chapitre 1 : </text:span><text:span text:style-name="T2">L’eau autour de nous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2"><text:span text:style-name="T3">Définition :</text:span><text:span text:style-name="T4"> Corps pur, mélange.</text:span></text:p>
            <text:p text:style-name="P3">Connaître les nom<text:span text:style-name="T11">s</text:span> des différents états de l’eau et leurs propriétés. </text:p>
            <text:p text:style-name="P3">Connaître et comprendre les différents processus de traitements des eaux.</text:p>
            <text:p text:style-name="P5">Connaître le nom des différents changements d’état<text:span text:style-name="T11">s</text:span>.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8"><text:span text:style-name="T5">Caractériser</text:span> les différents états d’un corps pur.</text:p>
            <text:p text:style-name="P8"><text:span text:style-name="T7">D</text:span><text:span text:style-name="T6">ifférencier</text:span><text:span text:style-name="T8"> corps purs et mélange.</text:span></text:p>
            <text:p text:style-name="P9">Calculer <text:span text:style-name="T10">une proportion.</text:span></text:p>
          </table:table-cell>
        </table:table-row>
      </table:table>
      <text:p text:style-name="P1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true" fo:line-height="100%"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57S</meta:editing-duration>
    <meta:editing-cycles>13</meta:editing-cycles>
    <meta:generator>LibreOffice/7.0.4.2$Linux_X86_64 LibreOffice_project/00$Build-2</meta:generator>
    <meta:creation-date>2020-12-31T15:41:10.524284281</meta:creation-date>
    <meta:initial-creator>J Cercy</meta:initial-creator>
    <dc:date>2021-03-07T23:32:32.527475792</dc:date>
    <dc:creator>J Cercy</dc:creator>
    <meta:document-statistic meta:table-count="1" meta:image-count="0" meta:object-count="0" meta:page-count="1" meta:paragraph-count="10" meta:word-count="71" meta:character-count="428" meta:non-whitespace-character-count="366"/>
    <meta:template xlink:type="simple" xlink:actuate="onRequest" xlink:title="attendus_type" xlink:href="../../../../../../../mes_ressources/document%20type/attendus_type.ott" meta:date="2020-12-31T15:41:09.499977915"/>
  </office:meta>
</office:document-meta>
</file>